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valonConfigurationFileProvider.setConfigurationResource( String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figurationFileProvider.getConfiguratio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valonConfigurationFileProvider.setConfigurationInterceptors( List configuration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valonConfigurationFileProvide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